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729fcf" draw:textarea-vertical-align="middle" fo:min-height="1.06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729fcf" draw:textarea-vertical-align="middle" fo:min-height="1.06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29fcf" draw:textarea-vertical-align="middle" fo:min-height="0.98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03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86cm" fo:min-width="0.516cm"/>
    </style:style>
    <style:style style:name="P1" style:family="paragraph">
      <loext:graphic-properties draw:fill="solid" draw:fill-color="#729fcf"/>
      <style:text-properties fo:color="#ffffff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4" style:family="paragraph">
      <style:paragraph-properties fo:text-align="center"/>
      <style:text-properties fo:color="#ffffff" fo:font-size="10.5pt" style:font-size-asian="18pt" style:font-size-complex="18pt"/>
    </style:style>
    <style:style style:name="P5" style:family="paragraph">
      <loext:graphic-properties draw:fill-color="#729fcf"/>
      <style:paragraph-properties fo:text-align="center"/>
      <style:text-properties fo:color="#ffffff" fo:font-size="10.5pt" style:font-size-asian="18pt" style:font-size-complex="18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2" draw:id="id2">
          <draw:g>
            <draw:polygon draw:style-name="gr1" draw:text-style-name="P1" draw:layer="layout" svg:width="2.505cm" svg:height="1.344cm" svg:x="1.778cm" svg:y="9.652cm" svg:viewBox="0 0 2506 1345" draw:points="0,1345 2506,1345 2506,0 0,0">
              <text:p/>
            </draw:polygon>
            <draw:polygon draw:style-name="gr2" draw:text-style-name="P1" draw:layer="layout" svg:width="2.505cm" svg:height="1.344cm" svg:x="1.778cm" svg:y="9.652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.778cm" svg:y="9.652cm">
            <draw:text-box>
              <text:p text:style-name="P2">Rider</text:p>
            </draw:text-box>
          </draw:frame>
        </draw:g>
        <draw:g xml:id="id11" draw:id="id11">
          <draw:g>
            <draw:polygon draw:style-name="gr1" draw:text-style-name="P1" draw:layer="layout" svg:width="2.505cm" svg:height="1.344cm" svg:x="12.987cm" svg:y="9.779cm" svg:viewBox="0 0 2506 1345" draw:points="0,1345 2506,1345 2506,0 0,0">
              <text:p/>
            </draw:polygon>
            <draw:polygon draw:style-name="gr2" draw:text-style-name="P1" draw:layer="layout" svg:width="2.505cm" svg:height="1.344cm" svg:x="12.987cm" svg:y="9.779cm" svg:viewBox="0 0 2506 1345" draw:points="0,1345 2506,1345 2506,0 0,0">
              <text:p/>
            </draw:polygon>
          </draw:g>
          <draw:frame draw:style-name="gr4" draw:text-style-name="P3" draw:layer="layout" svg:width="2.506cm" svg:height="1.345cm" svg:x="12.987cm" svg:y="9.779cm">
            <draw:text-box>
              <text:p text:style-name="P2">Team</text:p>
            </draw:text-box>
          </draw:frame>
        </draw:g>
        <draw:g>
          <draw:g>
            <draw:polygon draw:style-name="gr1" draw:text-style-name="P1" draw:layer="layout" svg:width="2.505cm" svg:height="1.344cm" svg:x="19.685cm" svg:y="9.779cm" svg:viewBox="0 0 2506 1345" draw:points="0,1345 2506,1345 2506,0 0,0">
              <text:p/>
            </draw:polygon>
            <draw:polygon draw:style-name="gr2" draw:text-style-name="P1" draw:layer="layout" svg:width="2.505cm" svg:height="1.344cm" svg:x="19.685cm" svg:y="9.779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9.685cm" svg:y="9.779cm">
            <draw:text-box>
              <text:p text:style-name="P2">Bike</text:p>
            </draw:text-box>
          </draw:frame>
        </draw:g>
        <draw:g xml:id="id7" draw:id="id7">
          <draw:g>
            <draw:polygon draw:style-name="gr1" draw:text-style-name="P1" draw:layer="layout" svg:width="2.505cm" svg:height="1.344cm" svg:x="0.889cm" svg:y="17.399cm" svg:viewBox="0 0 2506 1345" draw:points="0,1345 2506,1345 2506,0 0,0">
              <text:p/>
            </draw:polygon>
            <draw:polygon draw:style-name="gr2" draw:text-style-name="P1" draw:layer="layout" svg:width="2.505cm" svg:height="1.344cm" svg:x="0.889cm" svg:y="17.399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0.889cm" svg:y="17.399cm">
            <draw:text-box>
              <text:p text:style-name="P2">MX Season</text:p>
            </draw:text-box>
          </draw:frame>
        </draw:g>
        <draw:g xml:id="id9" draw:id="id9">
          <draw:g>
            <draw:polygon draw:style-name="gr1" draw:text-style-name="P1" draw:layer="layout" svg:width="2.505cm" svg:height="1.269cm" svg:x="0.669cm" svg:y="0.381cm" svg:viewBox="0 0 2506 1270" draw:points="0,1270 2506,1270 2506,0 0,0">
              <text:p/>
            </draw:polygon>
            <draw:polygon draw:style-name="gr2" draw:text-style-name="P1" draw:layer="layout" svg:width="2.505cm" svg:height="1.269cm" svg:x="0.669cm" svg:y="0.381cm" svg:viewBox="0 0 2506 1270" draw:points="0,1270 2506,1270 2506,0 0,0">
              <text:p/>
            </draw:polygon>
          </draw:g>
          <draw:frame draw:style-name="gr5" draw:text-style-name="P3" draw:layer="layout" svg:width="2.506cm" svg:height="1.269cm" svg:x="0.669cm" svg:y="0.381cm">
            <draw:text-box>
              <text:p text:style-name="P2">SX Season</text:p>
            </draw:text-box>
          </draw:frame>
        </draw:g>
        <draw:g xml:id="id5" draw:id="id5">
          <draw:g>
            <draw:polygon draw:style-name="gr1" draw:text-style-name="P1" draw:layer="layout" svg:width="2.505cm" svg:height="1.344cm" svg:x="7.62cm" svg:y="16.891cm" svg:viewBox="0 0 2506 1345" draw:points="0,1345 2506,1345 2506,0 0,0">
              <text:p/>
            </draw:polygon>
            <draw:polygon draw:style-name="gr2" draw:text-style-name="P1" draw:layer="layout" svg:width="2.505cm" svg:height="1.344cm" svg:x="7.62cm" svg:y="16.891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7.62cm" svg:y="16.891cm">
            <draw:text-box>
              <text:p text:style-name="P2">MX Round</text:p>
            </draw:text-box>
          </draw:frame>
        </draw:g>
        <draw:g xml:id="id4" draw:id="id4">
          <draw:g>
            <draw:polygon draw:style-name="gr1" draw:text-style-name="P1" draw:layer="layout" svg:width="2.505cm" svg:height="1.344cm" svg:x="5.876cm" svg:y="2.846cm" svg:viewBox="0 0 2506 1345" draw:points="0,1345 2506,1345 2506,0 0,0">
              <text:p/>
            </draw:polygon>
            <draw:polygon draw:style-name="gr2" draw:text-style-name="P1" draw:layer="layout" svg:width="2.505cm" svg:height="1.344cm" svg:x="5.876cm" svg:y="2.846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5.876cm" svg:y="2.846cm">
            <draw:text-box>
              <text:p text:style-name="P2">SX Round</text:p>
            </draw:text-box>
          </draw:frame>
        </draw:g>
        <draw:g xml:id="id15" draw:id="id15">
          <draw:g>
            <draw:polygon draw:style-name="gr1" draw:text-style-name="P1" draw:layer="layout" svg:width="2.505cm" svg:height="1.344cm" svg:x="16.383cm" svg:y="16.943cm" svg:viewBox="0 0 2506 1345" draw:points="0,1345 2506,1345 2506,0 0,0">
              <text:p/>
            </draw:polygon>
            <draw:polygon draw:style-name="gr2" draw:text-style-name="P1" draw:layer="layout" svg:width="2.505cm" svg:height="1.344cm" svg:x="16.383cm" svg:y="16.943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16.383cm" svg:y="16.942cm">
            <draw:text-box>
              <text:p text:style-name="P2">MX Venue</text:p>
            </draw:text-box>
          </draw:frame>
        </draw:g>
        <draw:g xml:id="id13" draw:id="id13">
          <draw:g>
            <draw:polygon draw:style-name="gr1" draw:text-style-name="P1" draw:layer="layout" svg:width="2.505cm" svg:height="1.344cm" svg:x="13.208cm" svg:y="2.922cm" svg:viewBox="0 0 2506 1345" draw:points="0,1345 2506,1345 2506,0 0,0">
              <text:p/>
            </draw:polygon>
            <draw:polygon draw:style-name="gr2" draw:text-style-name="P1" draw:layer="layout" svg:width="2.505cm" svg:height="1.344cm" svg:x="13.208cm" svg:y="2.922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13.208cm" svg:y="2.921cm">
            <draw:text-box>
              <text:p text:style-name="P2">SX Venue</text:p>
            </draw:text-box>
          </draw:frame>
        </draw:g>
        <draw:custom-shape draw:style-name="gr6" draw:text-style-name="P5" xml:id="id1" draw:id="id1" draw:layer="layout" svg:width="2.667cm" svg:height="1.905cm" svg:x="1.651cm" svg:y="12.573cm">
          <text:p text:style-name="P4">Participates i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2.985cm" svg:y1="12.573cm" svg:x2="3.031cm" svg:y2="10.997cm" draw:start-shape="id1" draw:start-glue-point="4" draw:end-shape="id2" svg:d="M2985 12573v-786h46v-790" svg:viewBox="0 0 47 1577">
          <text:p/>
        </draw:connector>
        <draw:custom-shape draw:style-name="gr6" draw:text-style-name="P5" xml:id="id3" draw:id="id3" draw:layer="layout" svg:width="2.667cm" svg:height="1.905cm" svg:x="1.778cm" svg:y="6.096cm">
          <text:p text:style-name="P4">Participates i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3.112cm" svg:y1="8.001cm" svg:x2="3.031cm" svg:y2="9.652cm" draw:start-shape="id3" draw:start-glue-point="6" draw:end-shape="id2" draw:end-glue-point="0" svg:d="M3112 8001v824h-81v827" svg:viewBox="0 0 82 1652">
          <text:p/>
        </draw:connector>
        <draw:connector draw:style-name="gr7" draw:text-style-name="P6" draw:layer="layout" svg:x1="3.112cm" svg:y1="6.096cm" svg:x2="7.129cm" svg:y2="4.191cm" draw:start-shape="id3" draw:start-glue-point="4" draw:end-shape="id4" svg:d="M3112 6096v-951h4017v-954" svg:viewBox="0 0 4018 1906">
          <text:p/>
        </draw:connector>
        <draw:custom-shape draw:style-name="gr8" draw:text-style-name="P5" xml:id="id6" draw:id="id6" draw:layer="layout" svg:width="2.032cm" svg:height="1.27cm" svg:x="4.318cm" svg:y="17.399cm">
          <text:p text:style-name="P4">Belongs 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5" xml:id="id8" draw:id="id8" draw:layer="layout" svg:width="2.032cm" svg:height="1.27cm" svg:x="1.905cm" svg:y="2.794cm">
          <text:p text:style-name="P4">Belongs 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7.62cm" svg:y1="17.563cm" svg:x2="6.35cm" svg:y2="18.034cm" draw:start-shape="id5" draw:start-glue-point="3" draw:end-shape="id6" draw:end-glue-point="7" svg:d="M7620 17563h-636v471h-634" svg:viewBox="0 0 1271 472">
          <text:p/>
        </draw:connector>
        <draw:connector draw:style-name="gr7" draw:text-style-name="P6" draw:layer="layout" svg:x1="4.318cm" svg:y1="18.034cm" svg:x2="3.396cm" svg:y2="18.071cm" draw:start-shape="id6" draw:start-glue-point="5" draw:end-shape="id7" draw:end-glue-point="1" svg:d="M4318 18034h-459v37h-463" svg:viewBox="0 0 923 38">
          <text:p/>
        </draw:connector>
        <draw:connector draw:style-name="gr7" draw:text-style-name="P6" draw:layer="layout" svg:x1="5.876cm" svg:y1="3.518cm" svg:x2="3.937cm" svg:y2="3.429cm" draw:start-shape="id4" draw:start-glue-point="3" draw:end-shape="id8" draw:end-glue-point="7" svg:d="M5876 3518h-971v-89h-968" svg:viewBox="0 0 1940 90">
          <text:p/>
        </draw:connector>
        <draw:connector draw:style-name="gr7" draw:text-style-name="P6" draw:layer="layout" svg:x1="1.905cm" svg:y1="3.429cm" svg:x2="3.175cm" svg:y2="1.016cm" draw:start-shape="id8" draw:start-glue-point="5" draw:end-shape="id9" draw:end-glue-point="1" svg:d="M1905 3429h-501v-1204h2276v-1209h-505" svg:viewBox="0 0 2277 2414">
          <text:p/>
        </draw:connector>
        <draw:connector draw:style-name="gr7" draw:text-style-name="P6" draw:layer="layout" svg:x1="2.985cm" svg:y1="14.478cm" svg:x2="8.873cm" svg:y2="16.891cm" draw:start-shape="id1" draw:start-glue-point="6" draw:end-shape="id5" svg:d="M2985 14478v1205h5888v1208" svg:viewBox="0 0 5889 2414">
          <text:p/>
        </draw:connector>
        <draw:custom-shape draw:style-name="gr8" draw:text-style-name="P5" xml:id="id10" draw:id="id10" draw:layer="layout" svg:width="2.032cm" svg:height="1.27cm" svg:x="8.001cm" svg:y="9.779cm">
          <text:p text:style-name="P4">Rides fo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4.284cm" svg:y1="10.324cm" svg:x2="8.001cm" svg:y2="10.414cm" draw:start-shape="id2" draw:start-glue-point="1" draw:end-shape="id10" draw:end-glue-point="5" svg:d="M4284 10324h1861v90h1856" svg:viewBox="0 0 3718 91">
          <text:p/>
        </draw:connector>
        <draw:connector draw:style-name="gr7" draw:text-style-name="P6" draw:layer="layout" svg:x1="10.033cm" svg:y1="10.414cm" svg:x2="12.987cm" svg:y2="10.451cm" draw:start-shape="id10" draw:start-glue-point="7" draw:end-shape="id11" draw:end-glue-point="3" svg:d="M10033 10414h1476v37h1478" svg:viewBox="0 0 2955 38">
          <text:p/>
        </draw:connector>
        <draw:custom-shape draw:style-name="gr8" draw:text-style-name="P5" xml:id="id12" draw:id="id12" draw:layer="layout" svg:width="2.032cm" svg:height="1.27cm" svg:x="9.779cm" svg:y="2.921cm">
          <text:p text:style-name="P4">Raced 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8.382cm" svg:y1="3.518cm" svg:x2="9.779cm" svg:y2="3.556cm" draw:start-shape="id4" draw:start-glue-point="1" draw:end-shape="id12" draw:end-glue-point="5" svg:d="M8382 3518h701v38h696" svg:viewBox="0 0 1398 39">
          <text:p/>
        </draw:connector>
        <draw:connector draw:style-name="gr7" draw:text-style-name="P6" draw:layer="layout" svg:x1="11.811cm" svg:y1="3.556cm" svg:x2="13.208cm" svg:y2="3.594cm" draw:start-shape="id12" draw:start-glue-point="7" draw:end-shape="id13" svg:d="M11811 3556h697v38h700" svg:viewBox="0 0 1398 39">
          <text:p/>
        </draw:connector>
        <draw:custom-shape draw:style-name="gr8" draw:text-style-name="P5" xml:id="id14" draw:id="id14" draw:layer="layout" svg:width="2.032cm" svg:height="1.27cm" svg:x="12.065cm" svg:y="17.018cm">
          <text:p text:style-name="P4">Raced 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0.126cm" svg:y1="17.563cm" svg:x2="12.065cm" svg:y2="17.653cm" draw:start-shape="id5" draw:start-glue-point="1" draw:end-shape="id14" draw:end-glue-point="5" svg:d="M10126 17563h972v90h967" svg:viewBox="0 0 1940 91">
          <text:p/>
        </draw:connector>
        <draw:connector draw:style-name="gr7" draw:text-style-name="P6" draw:layer="layout" svg:x1="14.097cm" svg:y1="17.653cm" svg:x2="16.383cm" svg:y2="17.615cm" draw:start-shape="id14" draw:start-glue-point="7" draw:end-shape="id15" draw:end-glue-point="3" svg:d="M14097 17653h1142v-38h1144" svg:viewBox="0 0 2287 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11:04:18.174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13M24S</meta:editing-duration>
    <meta:editing-cycles>3</meta:editing-cycles>
    <meta:document-statistic meta:object-count="66"/>
    <meta:user-defined meta:name="category"/>
    <meta:user-defined meta:name="company"/>
    <meta:template xlink:type="simple" xlink:actuate="onRequest" xlink:title="BASICD_U.VSTX" xlink:href=""/>
  </office:meta>
</office:document-meta>
</file>